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33" draw:fill="solid" draw:fill-color="#007826" draw:textarea-horizontal-align="justify" draw:textarea-vertical-align="middle" draw:auto-grow-height="false"/>
    </style:style>
    <style:style style:name="gr2" style:family="graphic" style:parent-style-name="standard">
      <style:graphic-properties svg:stroke-color="#007826" draw:fill="solid" draw:fill-color="#007826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5cm" fo:min-width="0cm"/>
    </style:style>
    <style:style style:name="gr4" style:family="graphic" style:parent-style-name="standard">
      <style:graphic-properties draw:stroke="none" svg:stroke-width="0.004cm" svg:stroke-color="#aecf00" draw:stroke-linejoin="miter" draw:fill="solid" draw:fill-color="#aecf00"/>
    </style:style>
    <style:style style:name="gr5" style:family="graphic" style:parent-style-name="standard">
      <style:graphic-properties draw:stroke="none" svg:stroke-width="0.004cm" draw:stroke-linejoin="miter" draw:fill="solid" draw:fill-color="#aecf00"/>
    </style:style>
    <style:style style:name="P1" style:family="paragraph">
      <style:paragraph-properties fo:text-align="center"/>
    </style:style>
    <style:style style:name="P2" style:family="paragraph">
      <style:text-properties fo:color="#66cc00" fo:font-size="180pt" fo:text-shadow="none" fo:font-weight="bold" style:font-size-asian="180pt" style:font-weight-asian="bold" style:font-size-complex="180pt" style:font-weight-complex="bold"/>
    </style:style>
    <style:style style:name="P3" style:family="paragraph">
      <style:text-properties fo:font-weight="bold"/>
    </style:style>
    <style:style style:name="T1" style:family="text">
      <style:text-properties fo:color="#66cc00" fo:font-size="180pt" fo:text-shadow="none" fo:font-weight="bold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706cm" svg:height="3.025cm" svg:x="2.128cm" svg:y="14.1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93cm" svg:height="3.025cm" svg:x="0.531cm" svg:y="14.147cm">
          <text:p/>
          <draw:enhanced-geometry draw:glue-point-type="segments" draw:type="mso-spt100" draw:modifiers="-90 90.04517142381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3.193cm" svg:height="3.025cm" svg:x="15.233cm" svg:y="14.147cm">
          <text:p/>
          <draw:enhanced-geometry draw:mirror-horizontal="true" draw:glue-point-type="segments" draw:type="mso-spt100" draw:modifiers="-90 90.04517142381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19.1cm" svg:height="7.346cm" svg:x="1.031cm" svg:y="10.301cm">
          <draw:text-box>
            <text:p><text:span text:style-name="T1">RHex</text:span></text:p>
          </draw:text-box>
        </draw:frame>
        <draw:path draw:style-name="gr4" draw:text-style-name="P3" draw:layer="layout" svg:width="7.356cm" svg:height="5.08cm" svg:x="0.101cm" svg:y="15.166cm" svg:viewBox="0 0 7357 5081" svg:d="M6679 5c-20 4-26 22-26 87v79l64 10c133 23 283 128 361 252 45 74 84 207 84 289 0 122-57 485-112 718-426 1785-1900 3146-3708 3427-272 42-345 46-735 43-336-3-567-33-806-108-800-247-1407-921-1561-1737-141-749 84-1488 622-2037 72-72 139-136 151-141s23-15 23-24c0-7 8-15 19-15 9 0 48-27 84-60 37-33 75-60 87-60 10 0 19-6 19-13 0-8 23-21 49-33 26-11 51-23 56-29 69-79 568-241 809-262 61-4 124-13 139-16 20-6 26 1 26 27 1 57 52 151 109 202 79 70 192 91 301 57 47-15 84-32 84-38s13-15 30-19c15-4 49-39 75-80 87-137 48-321-89-417-58-41-73-45-175-42-90 1-124 10-178 40-36 22-75 51-86 66-22 30-32 33-152 41-204 14-475 76-679 155-931 357-1553 1245-1564 2233-3 247 11 377 62 592 229 974 996 1689 1992 1861 249 41 947 37 1251-10 600-91 1122-269 1655-567 127-71 235-135 237-141 3-6 15-12 27-12 11 0 20-7 20-15 0-9 11-15 23-15s22-8 22-15c0-9 8-15 16-15 9 0 34-16 56-37 23-21 48-38 59-38 10 0 19-7 19-15 0-9 11-15 23-15s22-7 22-15c0-9 8-15 17-15 55 0 563-481 777-735 235-282 509-695 485-734-5-11-4-14 5-9 36 23 274-496 377-821 122-379 212-852 212-1108 0-252-101-453-297-594-121-85-302-145-381-122zM2730 277c46 47 53 96 26 156-34 78-130 88-191 24-42-45-50-96-26-154 18-42 32-52 72-58 27-4 56-8 62-8 7-2 33 17 57 40z">
          <text:p/>
        </draw:path>
        <draw:path draw:style-name="gr5" draw:text-style-name="P3" draw:layer="layout" svg:width="7.356cm" svg:height="5.08cm" draw:transform="skewX (-4.98246433939516E-017) rotate (2.81870674197084) translate (11.7658000480532cm 16.7533436601948cm)" svg:viewBox="0 0 7357 5081" svg:d="M6679 5c-20 4-26 22-26 87v79l64 10c133 23 283 128 361 252 45 74 84 207 84 289 0 122-57 485-112 718-426 1785-1900 3146-3708 3427-272 42-345 46-735 43-336-3-567-33-806-108-800-247-1407-921-1561-1737-141-749 84-1488 622-2037 72-72 139-136 151-141s23-15 23-24c0-7 8-15 19-15 9 0 48-27 84-60 37-33 75-60 87-60 10 0 19-6 19-13 0-8 23-21 49-33 26-11 51-23 56-29 69-79 568-241 809-262 61-4 124-13 139-16 20-6 26 1 26 27 1 57 52 151 109 202 79 70 192 91 301 57 47-15 84-32 84-38s13-15 30-19c15-4 49-39 75-80 87-137 48-321-89-417-58-41-73-45-175-42-90 1-124 10-178 40-36 22-75 51-86 66-22 30-32 33-152 41-204 14-475 76-679 155-931 357-1553 1245-1564 2233-3 247 11 377 62 592 229 974 996 1689 1992 1861 249 41 947 37 1251-10 600-91 1122-269 1655-567 127-71 235-135 237-141 3-6 15-12 27-12 11 0 20-7 20-15 0-9 11-15 23-15s22-8 22-15c0-9 8-15 16-15 9 0 34-16 56-37 23-21 48-38 59-38 10 0 19-7 19-15 0-9 11-15 23-15s22-7 22-15c0-9 8-15 17-15 55 0 563-481 777-735 235-282 509-695 485-734-5-11-4-14 5-9 36 23 274-496 377-821 122-379 212-852 212-1108 0-252-101-453-297-594-121-85-302-145-381-122zM2730 277c46 47 53 96 26 156-34 78-130 88-191 24-42-45-50-96-26-154 18-42 32-52 72-58 27-4 56-8 62-8 7-2 33 17 57 40z">
          <text:p/>
        </draw:path>
        <draw:path draw:style-name="gr5" draw:text-style-name="P3" draw:layer="layout" svg:width="7.356cm" svg:height="5.08cm" svg:x="13.301cm" svg:y="15.166cm" svg:viewBox="0 0 7357 5081" svg:d="M6679 5c-20 4-26 22-26 87v79l64 10c133 23 283 128 361 252 45 74 84 207 84 289 0 122-57 485-112 718-426 1785-1900 3146-3708 3427-272 42-345 46-735 43-336-3-567-33-806-108-800-247-1407-921-1561-1737-141-749 84-1488 622-2037 72-72 139-136 151-141s23-15 23-24c0-7 8-15 19-15 9 0 48-27 84-60 37-33 75-60 87-60 10 0 19-6 19-13 0-8 23-21 49-33 26-11 51-23 56-29 69-79 568-241 809-262 61-4 124-13 139-16 20-6 26 1 26 27 1 57 52 151 109 202 79 70 192 91 301 57 47-15 84-32 84-38s13-15 30-19c15-4 49-39 75-80 87-137 48-321-89-417-58-41-73-45-175-42-90 1-124 10-178 40-36 22-75 51-86 66-22 30-32 33-152 41-204 14-475 76-679 155-931 357-1553 1245-1564 2233-3 247 11 377 62 592 229 974 996 1689 1992 1861 249 41 947 37 1251-10 600-91 1122-269 1655-567 127-71 235-135 237-141 3-6 15-12 27-12 11 0 20-7 20-15 0-9 11-15 23-15s22-8 22-15c0-9 8-15 16-15 9 0 34-16 56-37 23-21 48-38 59-38 10 0 19-7 19-15 0-9 11-15 23-15s22-7 22-15c0-9 8-15 17-15 55 0 563-481 777-735 235-282 509-695 485-734-5-11-4-14 5-9 36 23 274-496 377-821 122-379 212-852 212-1108 0-252-101-453-297-594-121-85-302-145-381-122zM2730 277c46 47 53 96 26 156-34 78-130 88-191 24-42-45-50-96-26-154 18-42 32-52 72-58 27-4 56-8 62-8 7-2 33 17 57 4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2T14:22:02.360000000</meta:creation-date>
    <dc:date>2015-05-22T15:19:10.449000000</dc:date>
    <meta:editing-duration>PT40M45S</meta:editing-duration>
    <meta:editing-cycles>4</meta:editing-cycles>
    <meta:generator>LibreOffice/4.2.5.2$Windows_x86 LibreOffice_project/61cb170a04bb1f12e77c884eab9192be736ec5f5</meta:generator>
    <meta:document-statistic meta:object-count="7"/>
  </office:meta>
</office:document-meta>
</file>